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1.038cm" fo:min-width="2.076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8.62cm" svg:y="1.635cm">
          <text:p text:style-name="P1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11.795cm" svg:y="4.175cm">
          <text:p text:style-name="P1"><text:span text:style-name="T1">Recherche des</text:span></text:p>
          <text:p text:style-name="P1"><text:span text:style-name="T1">BDD suporté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76cm" svg:height="1.288cm" svg:x="5.381cm" svg:y="4.175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9cm" svg:y1="2.905cm" svg:x2="6.669cm" svg:y2="4.175cm" draw:start-shape="id1" draw:start-glue-point="2" draw:end-shape="id2" draw:end-glue-point="0" svg:d="M9890 2905v635h-3221v635" svg:viewBox="0 0 3222 1271">
          <text:p/>
        </draw:connector>
        <draw:connector draw:style-name="gr3" draw:text-style-name="P1" draw:layer="layout" svg:x1="13.065cm" svg:y1="4.175cm" svg:x2="9.89cm" svg:y2="2.905cm" draw:start-shape="id3" draw:start-glue-point="0" draw:end-shape="id1" draw:end-glue-point="2" svg:d="M13065 4175v-635h-3175v-635" svg:viewBox="0 0 317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0:16.751799097</meta:creation-date>
    <dc:date>2015-05-24T16:41:23.417048483</dc:date>
    <meta:editing-duration>PT1M7S</meta:editing-duration>
    <meta:editing-cycles>1</meta:editing-cycles>
    <meta:document-statistic meta:object-count="5"/>
    <meta:generator>LibreOffice/4.3.7.2$Linux_X86_64 LibreOffice_project/430m0$Build-2</meta:generator>
  </office:meta>
</office:document-meta>
</file>